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60%" draw:textarea-horizontal-align="justify" draw:textarea-vertical-align="middle" draw:auto-grow-height="false" fo:min-height="5.084cm" fo:min-width="13.216cm"/>
    </style:style>
    <style:style style:name="gr2" style:family="graphic" style:parent-style-name="objectwithoutfill">
      <style:graphic-properties draw:stroke="dash" draw:stroke-dash="Fine_20_Dashed" svg:stroke-width="0.028cm" draw:marker-start-width="0.242cm" draw:marker-end-width="0.242cm" draw:fill="none" draw:opacity="60%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draw:marker-start-width="0.242cm" draw:marker-end-width="0.242cm" draw:fill="none" draw:opacity="60%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marker-start="" draw:marker-end="Arrow"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99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loext:graphic-properties draw:opacity="60%"/>
      <style:paragraph-properties fo:text-align="center"/>
    </style:style>
    <style:style style:name="P2" style:family="paragraph">
      <loext:graphic-properties draw:fill="none" draw:opacity="6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13.716cm" svg:height="5.334cm" svg:x="3.865cm" svg:y="3.726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3.867cm" svg:y1="4.188cm" svg:x2="17.583cm" svg:y2="4.188cm">
                <text:p/>
              </draw:line>
              <draw:line draw:style-name="gr3" draw:text-style-name="P2" draw:layer="layout" svg:x1="3.862cm" svg:y1="4.688cm" svg:x2="17.578cm" svg:y2="4.688cm">
                <text:p/>
              </draw:line>
              <draw:line draw:style-name="gr3" draw:text-style-name="P2" draw:layer="layout" svg:x1="3.868cm" svg:y1="5.188cm" svg:x2="17.584cm" svg:y2="5.188cm">
                <text:p/>
              </draw:line>
              <draw:line draw:style-name="gr3" draw:text-style-name="P2" draw:layer="layout" svg:x1="3.863cm" svg:y1="5.688cm" svg:x2="17.579cm" svg:y2="5.688cm">
                <text:p/>
              </draw:line>
              <draw:line draw:style-name="gr3" draw:text-style-name="P2" draw:layer="layout" svg:x1="3.872cm" svg:y1="6.138cm" svg:x2="17.588cm" svg:y2="6.138cm">
                <text:p/>
              </draw:line>
              <draw:line draw:style-name="gr3" draw:text-style-name="P2" draw:layer="layout" svg:x1="3.867cm" svg:y1="6.638cm" svg:x2="17.583cm" svg:y2="6.638cm">
                <text:p/>
              </draw:line>
              <draw:line draw:style-name="gr3" draw:text-style-name="P2" draw:layer="layout" svg:x1="3.873cm" svg:y1="7.138cm" svg:x2="17.589cm" svg:y2="7.138cm">
                <text:p/>
              </draw:line>
              <draw:line draw:style-name="gr3" draw:text-style-name="P2" draw:layer="layout" svg:x1="3.868cm" svg:y1="7.638cm" svg:x2="17.584cm" svg:y2="7.638cm">
                <text:p/>
              </draw:line>
              <draw:line draw:style-name="gr3" draw:text-style-name="P2" draw:layer="layout" svg:x1="3.872cm" svg:y1="8.072cm" svg:x2="17.588cm" svg:y2="8.072cm">
                <text:p/>
              </draw:line>
              <draw:line draw:style-name="gr2" draw:text-style-name="P2" draw:layer="layout" svg:x1="3.878cm" svg:y1="8.555cm" svg:x2="17.594cm" svg:y2="8.555cm">
                <text:p/>
              </draw:line>
            </draw:g>
            <draw:g>
              <draw:custom-shape draw:style-name="gr1" draw:text-style-name="P1" draw:layer="layout" svg:width="13.716cm" svg:height="5.334cm" svg:x="3.872cm" svg:y="9.636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3.874cm" svg:y1="10.098cm" svg:x2="17.59cm" svg:y2="10.098cm">
                <text:p/>
              </draw:line>
              <draw:line draw:style-name="gr3" draw:text-style-name="P2" draw:layer="layout" svg:x1="3.869cm" svg:y1="10.598cm" svg:x2="17.585cm" svg:y2="10.598cm">
                <text:p/>
              </draw:line>
              <draw:line draw:style-name="gr3" draw:text-style-name="P2" draw:layer="layout" svg:x1="3.875cm" svg:y1="11.098cm" svg:x2="17.591cm" svg:y2="11.098cm">
                <text:p/>
              </draw:line>
              <draw:line draw:style-name="gr3" draw:text-style-name="P2" draw:layer="layout" svg:x1="3.87cm" svg:y1="11.598cm" svg:x2="17.586cm" svg:y2="11.598cm">
                <text:p/>
              </draw:line>
              <draw:line draw:style-name="gr3" draw:text-style-name="P2" draw:layer="layout" svg:x1="3.879cm" svg:y1="12.048cm" svg:x2="17.595cm" svg:y2="12.048cm">
                <text:p/>
              </draw:line>
              <draw:line draw:style-name="gr3" draw:text-style-name="P2" draw:layer="layout" svg:x1="3.874cm" svg:y1="12.548cm" svg:x2="17.59cm" svg:y2="12.548cm">
                <text:p/>
              </draw:line>
              <draw:line draw:style-name="gr3" draw:text-style-name="P2" draw:layer="layout" svg:x1="3.88cm" svg:y1="13.048cm" svg:x2="17.596cm" svg:y2="13.048cm">
                <text:p/>
              </draw:line>
              <draw:line draw:style-name="gr3" draw:text-style-name="P2" draw:layer="layout" svg:x1="3.875cm" svg:y1="13.548cm" svg:x2="17.591cm" svg:y2="13.548cm">
                <text:p/>
              </draw:line>
              <draw:line draw:style-name="gr3" draw:text-style-name="P2" draw:layer="layout" svg:x1="3.879cm" svg:y1="13.982cm" svg:x2="17.595cm" svg:y2="13.982cm">
                <text:p/>
              </draw:line>
              <draw:line draw:style-name="gr2" draw:text-style-name="P2" draw:layer="layout" svg:x1="3.885cm" svg:y1="14.465cm" svg:x2="17.601cm" svg:y2="14.465cm">
                <text:p/>
              </draw:line>
            </draw:g>
            <draw:path draw:style-name="gr4" draw:text-style-name="P3" draw:layer="layout" svg:width="0.967cm" svg:height="0.739cm" draw:transform="skewX (0.641757565958315) rotate (-2.03557750660099) translate (4.29564981037277cm 9.09703958369193cm)" svg:viewBox="0 0 968 740" svg:d="M0 740c1277-1 923-740 923-740">
              <text:p/>
            </draw:path>
            <draw:path draw:style-name="gr5" draw:text-style-name="P3" draw:layer="layout" svg:width="9.857cm" svg:height="2.94cm" draw:transform="rotate (1.86069551555115) translate (3.865cm 14.24cm)" svg:viewBox="0 0 9858 2941" svg:d="M0 0c7554 0 9858 2941 9858 2941">
              <text:p/>
            </draw:path>
            <draw:path draw:style-name="gr4" draw:text-style-name="P3" draw:layer="layout" svg:width="1.082cm" svg:height="0.99cm" draw:transform="skewX (0.283441470523879) rotate (0.927293431584587) translate (16.9616475979001cm 9.60480012941369cm)" svg:viewBox="0 0 1083 991" svg:d="M0 991c1429 0 1032-991 1032-991">
              <text:p/>
            </draw:path>
            <draw:path draw:style-name="gr5" draw:text-style-name="P3" draw:layer="layout" svg:width="9.914cm" svg:height="2.749cm" draw:transform="skewX (-0.0474729556542458) rotate (-1.30358641831457) translate (17.581cm 4.46cm)" svg:viewBox="0 0 9915 2750" svg:d="M0 0c7597 7 9915 2750 9915 2750">
              <text:p/>
            </draw:path>
          </draw:g>
          <draw:frame draw:style-name="gr6" draw:text-style-name="P5" draw:layer="layout" svg:width="3.884cm" svg:height="0.649cm" svg:x="3.719cm" svg:y="3.675cm">
            <draw:text-box>
              <text:p text:style-name="P4"><text:span text:style-name="T1">Halo from rank above</text:span></text:p>
            </draw:text-box>
          </draw:frame>
          <draw:frame draw:style-name="gr6" draw:text-style-name="P5" draw:layer="layout" svg:width="3.884cm" svg:height="0.649cm" svg:x="13.819cm" svg:y="8.476cm">
            <draw:text-box>
              <text:p text:style-name="P4"><text:span text:style-name="T1">Halo from rank below</text:span></text:p>
            </draw:text-box>
          </draw:frame>
          <draw:frame draw:style-name="gr7" draw:text-style-name="P5" draw:layer="layout" svg:width="11.758cm" svg:height="0.649cm" svg:x="6.332cm" svg:y="10.011cm">
            <draw:text-box>
              <text:p text:style-name="P4"><text:span text:style-name="T1">First row of sub-grid and row to be used as halo by the process above</text:span></text:p>
            </draw:text-box>
          </draw:frame>
          <draw:frame draw:style-name="gr7" draw:text-style-name="P5" draw:layer="layout" svg:width="11.758cm" svg:height="0.649cm" svg:x="3.832cm" svg:y="13.912cm">
            <draw:text-box>
              <text:p text:style-name="P4"><text:span text:style-name="T1">Last row of sub-grid and row to be used as halo by the process below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00:31:06.308347504</meta:creation-date>
    <dc:date>2016-11-24T04:10:06.378887490</dc:date>
    <meta:editing-duration>PT2H23M6S</meta:editing-duration>
    <meta:editing-cycles>1</meta:editing-cycles>
    <meta:document-statistic meta:object-count="34"/>
    <meta:generator>LibreOffice/5.0.3.2$Linux_X86_64 LibreOffice_project/00m0$Build-2</meta:generator>
  </office:meta>
</office:document-meta>
</file>